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6" style:family="paragraph" style:parent-style-name="Standard">
      <style:text-properties style:font-name="Verdana" fo:font-size="12pt" style:font-size-asian="12pt" style:font-size-complex="12pt"/>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9"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3" style:family="paragraph" style:parent-style-name="Standard">
      <style:text-properties style:font-name="Verdana" fo:font-weight="normal" style:font-weight-asian="normal" style:font-weight-complex="normal"/>
    </style:style>
    <style:style style:name="P14" style:family="paragraph" style:parent-style-name="Standard">
      <style:text-properties fo:color="#000000" style:font-name="Verdana"/>
    </style:style>
    <style:style style:name="P15"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8" style:family="paragraph" style:parent-style-name="Standard">
      <style:text-properties fo:color="#cc00cc" style:font-name="Consola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9" style:family="paragraph" style:parent-style-name="Standard">
      <style:paragraph-properties fo:text-align="start" style:justify-single-word="false"/>
      <style:text-properties fo:color="#cc00cc" style:font-name="Verdana"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21"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22"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3" style:family="paragraph" style:parent-style-name="Standard">
      <style:paragraph-properties fo:text-align="center" style:justify-single-word="false" fo:break-before="page"/>
      <style:text-properties style:font-name="Verdana" fo:font-size="12pt" fo:font-weight="normal" style:font-size-asian="12pt" style:font-weight-asian="normal" style:font-size-complex="12pt" style:font-weight-complex="normal"/>
    </style:style>
    <style:style style:name="P24" style:family="paragraph" style:parent-style-name="Command_20_Line_20_Text">
      <style:text-properties fo:color="#000000"/>
    </style:style>
    <style:style style:name="P25" style:family="paragraph" style:parent-style-name="Preformatted_20_Text">
      <style:text-properties style:font-name="Verdana"/>
    </style:style>
    <style:style style:name="P26"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1"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2"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3"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4"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5" style:family="paragraph" style:parent-style-name="Standard" style:list-style-name="L4">
      <style:paragraph-properties fo:text-align="start" style:justify-single-word="false"/>
    </style:style>
    <style:style style:name="P36" style:family="paragraph" style:parent-style-name="Command_20_Line_20_Text" style:list-style-name="L5"/>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cc0000" fo:font-size="12pt" fo:letter-spacing="normal" fo:font-style="normal" fo:font-weight="bold" style:font-size-asian="12pt"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fo:color="#cc0000"/>
    </style:style>
    <style:style style:name="T15" style:family="text">
      <style:text-properties fo:color="#cc0000" fo:font-weight="bold" style:font-weight-asian="bold" style:font-weight-complex="bold"/>
    </style:style>
    <style:style style:name="T16" style:family="text">
      <style:text-properties fo:color="#cc0000" style:font-name="Consolas" fo:font-weight="bold" style:font-weight-asian="bold" style:font-weight-complex="bold"/>
    </style:style>
    <style:style style:name="T17" style:family="text">
      <style:text-properties fo:color="#000099" style:font-name="Consolas" fo:font-weight="bold" style:font-weight-asian="bold" style:font-weight-complex="bold"/>
    </style:style>
    <style:style style:name="T18" style:family="text">
      <style:text-properties style:font-name="Consolas" fo:font-weight="bold" style:font-weight-asian="bold" style:font-weight-complex="bold"/>
    </style:style>
    <style:style style:name="T19" style:family="text">
      <style:text-properties fo:color="#ff0000"/>
    </style:style>
    <style:style style:name="T20" style:family="text">
      <style:text-properties fo:color="#cc00cc" fo:font-size="12pt" style:text-underline-style="solid" style:text-underline-width="auto" style:text-underline-color="font-color"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1">Raspberry Pi Packet Radio Station</text:p>
      <text:p text:style-name="P12"/>
      <text:p text:style-name="P10"/>
      <text:p text:style-name="P2">by KM4M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INSERT COVER PAGE PHOTO HERE]</text:p>
      <text:p text:style-name="P23"/>
      <text:p text:style-name="P3"/>
      <text:p text:style-name="P3"/>
      <text:p text:style-name="P3"/>
      <text:p text:style-name="P8">What you will need:</text:p>
      <text:p text:style-name="P5"/>
      <text:p text:style-name="P8"><text:tab/><text:span text:style-name="T7">Items you'll need to run this tutorial/guide:</text:span></text:p>
      <text:list xml:id="list3838170513121956552" text:style-name="L1">
        <text:list-item>
          <text:p text:style-name="P26">Raspberry Pi Model B (or newer, ethernet is required)</text:p>
        </text:list-item>
        <text:list-item>
          <text:p text:style-name="P26">Ethernet Cable</text:p>
        </text:list-item>
        <text:list-item>
          <text:p text:style-name="P26">WiFi Adapter (if not built-in; Raspberry Pi 3 Model B <text:s/>has WiFi on-board)</text:p>
        </text:list-item>
        <text:list-item>
          <text:p text:style-name="P26">SD Card (4GB or larger)</text:p>
        </text:list-item>
        <text:list-item>
          <text:p text:style-name="P30"><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26">USB-Micro Cable (for power supply)</text:p>
        </text:list-item>
        <text:list-item>
          <text:p text:style-name="P26">USB Sound Card</text:p>
        </text:list-item>
        <text:list-item>
          <text:p text:style-name="P30"><text:span text:style-name="T6">Sound Card Radio Interface Circuit (see page [</text:span><text:span text:style-name="T20">INSERT PAGE # HERE]</text:span><text:span text:style-name="T6"> for details and B.O.M.)</text:span></text:p>
        </text:list-item>
        <text:list-item>
          <text:p text:style-name="P26">Desktop PC (or laptop) for initial set-up of the Raspberry Pi</text:p>
        </text:list-item>
      </text:list>
      <text:p text:style-name="P4"/>
      <text:p text:style-name="P8"><text:span text:style-name="T6"><text:tab/></text:span><text:span text:style-name="T7">Required Software for Set-Up:</text:span><text:span text:style-name="T6"><text:tab/></text:span></text:p>
      <text:list xml:id="list3198227658933377271" text:style-name="L2">
        <text:list-item>
          <text:p text:style-name="P27">Direwolf Software “Sound Card” Modem/TNC </text:p>
          <text:p text:style-name="P32">(See instructions for download Information)</text:p>
          <text:p text:style-name="P32">https://github.com/wb2osz/direwolf</text:p>
        </text:list-item>
      </text:list>
      <text:list xml:id="list7779213725497105786" text:style-name="L3">
        <text:list-item>
          <text:p text:style-name="P28">LINBPQ (BPQ32 for Linux) Packet Node Switch</text:p>
          <text:p text:style-name="P33">(See instructions for download Information)</text:p>
          <text:p text:style-name="P33">http://www.cantab.net/users/john.wiseman/Downloads/</text:p>
          <text:p text:style-name="P28"/>
        </text:list-item>
      </text:list>
      <text:p text:style-name="P8"><text:span text:style-name="T6"><text:tab/></text:span><text:span text:style-name="T7">Recommended Software for Set-Up:</text:span></text:p>
      <text:list xml:id="list2435915767667093156" text:style-name="L4">
        <text:list-item>
          <text:p text:style-name="P31"><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35"><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35"><text:span text:style-name="T2">PuTTY – </text:span><text:a xlink:type="simple" xlink:href="https://www.chiark.greenend.org.uk/~sgtatham/putty/latest.html" text:style-name="Internet_20_link" text:visited-style-name="Visited_20_Internet_20_Link"><text:span text:style-name="T1">Download Here</text:span></text:a></text:p>
          <text:p text:style-name="P34">https://www.chiark.greenend.org.uk/~sgtatham/putty/latest.html</text:p>
        </text:list-item>
      </text:list>
      <text:p text:style-name="P4"/>
      <text:p text:style-name="P4"/>
      <text:p text:style-name="P4"/>
      <text:p text:style-name="P4"/>
      <text:p text:style-name="P19">[TODO: COMPLETE THE “WHAT YOU WILL NEED” LIST]</text:p>
      <text:p text:style-name="P4"/>
      <text:p text:style-name="P4"/>
      <text:p text:style-name="P4"/>
      <text:p text:style-name="P4"/>
      <text:p text:style-name="P4"/>
      <text:p text:style-name="P4"><text:soft-page-break/></text:p>
      <text:p text:style-name="P4"/>
      <text:p text:style-name="P8"/>
      <text:p text:style-name="P8">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4">Once burned add a file named “ssh” (empty file with no file extension) to the BOOT partition. This will enable ssh without having to connect a monitor and keyboard (headless.)</text:p>
      <text:p text:style-name="P4"/>
      <text:p text:style-name="P4">Connect the Pi to a wired ethernet connection on your LAN and turn it on. The Raspberry Pi requires a 5v power supply capable of delivering at least 1.5 Amps. To power the Pi, you may use a smart-phone charger with a USB-micro charging cable. </text:p>
      <text:list xml:id="list6063546123740745963" text:style-name="L5">
        <text:list-header>
          <text:p text:style-name="P29">(Note: When powering down the Pi, always use the shutdown command,</text:p>
          <text:p text:style-name="P29"/>
          <text:list>
            <text:list-header>
              <text:p text:style-name="P36">sudo shutdown -h now</text:p>
            </text:list-header>
          </text:list>
          <text:p text:style-name="P29"/>
          <text:p text:style-name="P29">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text:soft-page-break/></text:p>
      <text:p text:style-name="P4"/>
      <text:p text:style-name="P8">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8">Logging in:</text:p>
      <text:p text:style-name="P4"><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8">Setting Up your User Account:</text:p>
      <text:p text:style-name="P8"/>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17">blue</text:span> are commands that should be typed into the command line of the Pi from the SSH client while logged-in. <text:span text:style-name="T18">Black</text:span> text depicts text returned by the SSH console after <text:soft-page-break/>entering a command. Any text appearing in <text:span text:style-name="T16">RED</text:span><text:span text:style-name="T15"> </text:span>should be edited to suit your application before entering the command.</text:p>
      <text:p text:style-name="P4"/>
      <text:p text:style-name="P4"/>
      <text:p text:style-name="P4"/>
      <text:p text:style-name="P4"/>
      <text:p text:style-name="P4"/>
      <text:p text:style-name="P5">For example:</text:p>
      <text:p text:style-name="P4"/>
      <text:p text:style-name="Command_20_Line_20_Text">This depicts a command to be entered and <text:span text:style-name="T14">this should be changed</text:span></text:p>
      <text:p text:style-name="P4"/>
      <text:p text:style-name="P24">And this is text returned by the console after entering a command</text:p>
      <text:p text:style-name="P4"/>
      <text:p text:style-name="P4"/>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4"/>
      <text:p text:style-name="Command_20_Line_20_Text">temp</text:p>
      <text:p text:style-name="Standard"/>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2"><text:soft-page-break/>sudo:x:27:pi, tempuser</text:p>
      <text:p text:style-name="P4"/>
      <text:p text:style-name="P4">The exact string isn't important, so long as you see tempuser listed.</text:p>
      <text:p text:style-name="P4"/>
      <text:p text:style-name="P4"/>
      <text:p text:style-name="P4"/>
      <text:p text:style-name="P4"/>
      <text:p text:style-name="P4">Now that we have created the tempuser account, logout of the Pi:</text:p>
      <text:p text:style-name="P4"/>
      <text:p text:style-name="Command_20_Line_20_Text">logout</text:p>
      <text:p text:style-name="P4"/>
      <text:p text:style-name="P4">Once logged out open PuTTY again and log back in, this time using the “tempuser” account, instead of “pi”</text:p>
      <text:p text:style-name="P4"/>
      <text:p text:style-name="P24">login as:</text:p>
      <text:p text:style-name="Command_20_Line_20_Text">tempuser</text:p>
      <text:p text:style-name="P4"/>
      <text:p text:style-name="P24">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screen):</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Standard"/>
      <text:p text:style-name="Standard"/>
      <text:p text:style-name="P1">You will likely be asked for your password again when running the above command, enter it (“temp”) and continue.</text:p>
      <text:p text:style-name="P1"/>
      <text:p text:style-name="Command_20_Line_20_Text">temp</text:p>
      <text:p text:style-name="P1"/>
      <text:p text:style-name="P1">Now that the files are backed up, we need to make our changes. <text:s/>First, ensure <text:soft-page-break/>we're still in the /etc directory:</text:p>
      <text:p text:style-name="P1"/>
      <text:p text:style-name="Command_20_Line_20_Text">cd /etc</text:p>
      <text:p text:style-name="P1"/>
      <text:p text:style-name="P1"/>
      <text:p text:style-name="P1">Then we will make the changes needed. Before entering the following command, you need to enter the name that you wish to change the “pi” account to. In this example, I will use my callsign. <text:s/>When you set up your Raspberry Pi packet station, you should change this to the user-name you wish to use. You do not have to use your callsign here, but you may if you wish. <text:s/>Before running the following command, change the <text:span text:style-name="T15">RED</text:span> text to your desired user-name (also remember this is all one line):</text:p>
      <text:p text:style-name="P1"/>
      <text:p text:style-name="Command_20_Line_20_Text">sudo sed -i.$(date +'%y%m%d_%H%M%S') 's/\bpi\b/<text:span text:style-name="T14">km4mls</text:span>/g' passwd group shadow gshadow sudoers lightdm/lightdm.conf systemd/system/autologin@.service sudoers.d/* polkit-1/localauthority.conf.d/60-desktop-policy.conf</text:p>
      <text:p text:style-name="P25"><text:span text:style-name="Strong_20_Emphasis"><text:span text:style-name="T10"/></text:span></text:p>
      <text:p text:style-name="P25"><text:span text:style-name="Strong_20_Emphasis"><text:span text:style-name="T11">The “sed” command above changes every occurrence of the word “pi” in each of the files to “km4mls”. <text:s/>Before the change is made, however, another backup is made of each file, just in case something went wrong. This is probably not needed, but better safe than sorry, as they say.</text:span></text:span></text:p>
      <text:p text:style-name="P25"><text:span text:style-name="Strong_20_Emphasis"><text:span text:style-name="T11"/></text:span></text:p>
      <text:p text:style-name="P25"><text:span text:style-name="Strong_20_Emphasis"><text:span text:style-name="T11">To check that the changes were made properly you may enter the following command, again replacing the </text:span></text:span><text:span text:style-name="Strong_20_Emphasis"><text:span text:style-name="T12">RED </text:span></text:span><text:span text:style-name="Strong_20_Emphasis"><text:span text:style-name="T11">text with your chosen user-name:</text:span></text:span></text:p>
      <text:p text:style-name="P25"><text:span text:style-name="Strong_20_Emphasis"><text:span text:style-name="T11"/></text:span></text:p>
      <text:p text:style-name="Command_20_Line_20_Text">grep <text:span text:style-name="T15">km4mls</text:span> /etc/group</text:p>
      <text:p text:style-name="P1"/>
      <text:p text:style-name="P1">You should see something like this returned:</text:p>
      <text:p text:style-name="P1"/>
      <text:p text:style-name="P21">adm:x:4:km4mls</text:p>
      <text:p text:style-name="P21">dialout:x:20:km4mls</text:p>
      <text:p text:style-name="P21">cdrom:x:24:km4mls</text:p>
      <text:p text:style-name="P21">sudo:x:27:km4mls,tempuser</text:p>
      <text:p text:style-name="P21">audio:x:29:km4mls</text:p>
      <text:p text:style-name="P21">video:x:44:km4mls</text:p>
      <text:p text:style-name="P21">plugdev:x:46:km4mls</text:p>
      <text:p text:style-name="P21">games:x:60:km4mls</text:p>
      <text:p text:style-name="P21">users:x:100:km4mls</text:p>
      <text:p text:style-name="P21">input:x:101:km4mls</text:p>
      <text:p text:style-name="P21">netdev:x:108:km4mls</text:p>
      <text:p text:style-name="P21">km4mls:x:1000:</text:p>
      <text:p text:style-name="P21">spi:x:999:km4mls</text:p>
      <text:p text:style-name="P21">i2c:x:998:km4mls</text:p>
      <text:p text:style-name="P21">gpio:x:997:km4mls</text:p>
      <text:p text:style-name="P1"><text:soft-page-break/></text:p>
      <text:p text:style-name="P1">The last thing to do is to take care of the “pi” user's home directory, renaming it to your new user-name, and again replacing the <text:span text:style-name="T15">RED</text:span><text:span text:style-name="T13"> </text:span><text:span text:style-name="T8">text with your new user-name:</text:span></text:p>
      <text:p text:style-name="P13"/>
      <text:p text:style-name="Command_20_Line_20_Text">sudo mv /home/pi /home/<text:span text:style-name="T14">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5">RED</text:span> text anymore, I think you have the hang of it now, right? </text:p>
      <text:p text:style-name="P1"/>
      <text:p text:style-name="Command_20_Line_20_Text">sudo ln -s /home/<text:span text:style-name="T14">km4mls</text:span> /home/pi</text:p>
      <text:p text:style-name="P1"/>
      <text:p text:style-name="P1">Ok, that's it for renaming the “pi” user to your choice of user-name. <text:s/>Before we get rid of the tempuser account, let's logout and test our new account. <text:s/>We did not change the password for “pi” so when logging in to your new user-name, use the same password as was previously set for “pi” (“raspberry”.) <text:s/>I have found that <text:s/>sometimes the logout command will not work with the tempuser account, if this is the case, just close PuTTY (or whatever client you use).</text:p>
      <text:p text:style-name="P1"/>
      <text:p text:style-name="P1">Now, log back in under your new user-name, if all is well you should have no issues logging-in and your new account should have all the same privileges as the old “pi” account. To check this enter:</text:p>
      <text:p text:style-name="P1"/>
      <text:p text:style-name="Command_20_Line_20_Text">cd </text:p>
      <text:p text:style-name="P1"/>
      <text:p text:style-name="P1"/>
      <text:p text:style-name="P1">Then...</text:p>
      <text:p text:style-name="P1"/>
      <text:p text:style-name="Command_20_Line_20_Text">ls -al</text:p>
      <text:p text:style-name="P1"/>
      <text:p text:style-name="P13">You should see a list similar to this returned:</text:p>
      <text:p text:style-name="P13"/>
      <text:p text:style-name="P21">total 96</text:p>
      <text:p text:style-name="P21">drwxr-xr-x 16 km4mls km4mls 4096 Sep <text:s/>4 03:16 .</text:p>
      <text:p text:style-name="P21">drwxr-xr-x <text:s/>4 root <text:s text:c="2"/>root <text:s text:c="2"/>4096 Sep <text:s/>4 03:51 ..</text:p>
      <text:p text:style-name="P21">-rw------- <text:s/>1 km4mls km4mls <text:s/>107 Sep <text:s/>4 03:16 .bash_history</text:p>
      <text:p text:style-name="P21">-rw-r--r-- <text:s/>1 km4mls km4mls <text:s/>220 Aug 16 00:23 .bash_logout</text:p>
      <text:p text:style-name="P21">-rw-r--r-- <text:s/>1 km4mls km4mls 3523 Aug 16 00:23 .bashrc</text:p>
      <text:p text:style-name="P21">drwxr-xr-x <text:s/>5 km4mls km4mls 4096 Sep <text:s/>4 03:10 .cache</text:p>
      <text:p text:style-name="P21">drwx------ <text:s/>7 km4mls km4mls 4096 Sep <text:s/>4 03:10 .config</text:p>
      <text:p text:style-name="P21">drwxr-xr-x <text:s/>2 km4mls km4mls 4096 Aug 16 01:41 Desktop</text:p>
      <text:p text:style-name="P21">drwxr-xr-x <text:s/>5 km4mls km4mls 4096 Aug 16 01:11 Documents</text:p>
      <text:p text:style-name="P21">drwxr-xr-x <text:s/>2 km4mls km4mls 4096 Aug 16 01:41 Downloads</text:p>
      <text:p text:style-name="P21"><text:soft-page-break/>drwx------ <text:s/>3 km4mls km4mls 4096 Aug 16 01:41 .gnupg</text:p>
      <text:p text:style-name="P21">drwxr-xr-x <text:s/>3 km4mls km4mls 4096 Aug 16 01:11 .local</text:p>
      <text:p text:style-name="P21">drwxr-xr-x <text:s/>2 km4mls km4mls 4096 Aug 16 01:41 Music</text:p>
      <text:p text:style-name="P21">drwxr-xr-x <text:s/>2 km4mls km4mls 4096 Aug 16 01:41 Pictures</text:p>
      <text:p text:style-name="P21">-rw-r--r-- <text:s/>1 km4mls km4mls <text:s/>675 Aug 16 00:23 .profile</text:p>
      <text:p text:style-name="P21">drwxr-xr-x <text:s/>2 km4mls km4mls 4096 Aug 16 01:41 Public</text:p>
      <text:p text:style-name="P21">drwxr-xr-x <text:s/>2 km4mls km4mls 4096 Aug 16 01:11 python_games</text:p>
      <text:p text:style-name="P21">drwxr-xr-x <text:s/>2 km4mls km4mls 4096 Aug 16 01:41 Templates</text:p>
      <text:p text:style-name="P21">drwxr-xr-x <text:s/>3 km4mls km4mls 4096 Sep <text:s/>4 03:10 .themes</text:p>
      <text:p text:style-name="P21">drwxr-xr-x <text:s/>2 km4mls km4mls 4096 Aug 16 01:41 Videos</text:p>
      <text:p text:style-name="P21">-rw------- <text:s/>1 km4mls km4mls <text:s text:c="2"/>56 Sep <text:s/>4 03:12 .Xauthority</text:p>
      <text:p text:style-name="P21">-rw------- <text:s/>1 km4mls km4mls 4234 Sep <text:s/>4 03:14 .xsession-errors</text:p>
      <text:p text:style-name="P21">-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4">km4mls</text:span></text:p>
      <text:p text:style-name="P1"/>
      <text:p text:style-name="P1">You will be asked to enter your new password twice, once you've done so, your password is now changed.</text:p>
      <text:p text:style-name="P1"/>
      <text:p text:style-name="P1"/>
      <text:p text:style-name="P1"/>
      <text:p text:style-name="P1"/>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do tha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8">Direwolf Sound Card Modem/TNC:</text:p>
      <text:p text:style-name="P5"><text:soft-page-break/></text:p>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6"/>
      <text:p text:style-name="P6"/>
      <text:p text:style-name="P8">Installing Direwolf:</text:p>
      <text:p text:style-name="P5"/>
      <text:p text:style-name="P1">The easiest way to install the most up-to-date version of Direwolf is to get is directly from github. <text:s/>Fortunately, Linux has a handy program just for this and it should already be installed on the Raspbian OS by default. But, just in case it's not we will run the install command for git (the handy-dandy github program) to check.</text:p>
      <text:p text:style-name="P1"/>
      <text:p text:style-name="Command_20_Line_20_Text"><text:soft-page-break/>sudo apt-get install git</text:p>
      <text:p text:style-name="P1"/>
      <text:p text:style-name="P1">The Pi should return something like this:</text:p>
      <text:p text:style-name="P1"/>
      <text:p text:style-name="P24">Reading package lists... Done</text:p>
      <text:p text:style-name="P24">Building dependency tree</text:p>
      <text:p text:style-name="P24">Reading state information... Done</text:p>
      <text:p text:style-name="P24">git is already the newest version (1:2.11.0-3).</text:p>
      <text:p text:style-name="P24">0 upgraded, 0 newly installed, 0 to remove and 0 not upgraded.</text:p>
      <text:p text:style-name="Standard"/>
      <text:p text:style-name="P1">If git was not installed (or if there's a newer version) it will ask you if you want to install/upgrade; enter “y” for yes:</text:p>
      <text:p text:style-name="P1"/>
      <text:p text:style-name="Command_20_Line_20_Text">y</text:p>
      <text:p text:style-name="P1"/>
      <text:p text:style-name="P1">This will authorize the system to install/upgrade git. <text:s/>Now just wait until it completes the install.</text:p>
      <text:p text:style-name="P1"/>
      <text:p text:style-name="P1">Direwolf also has some software that it depends on (dependencies), we need to install these before installing Direwolf or the Direwolf install will fail. To do this execute the following command, and if you're asked if you would like to install, answer “y”. This may take a few moments.</text:p>
      <text:p text:style-name="P1"/>
      <text:p text:style-name="Command_20_Line_20_Text">sudo apt-get install libasound2-dev </text:p>
      <text:p text:style-name="P1"/>
      <text:p text:style-name="P1"/>
      <text:p text:style-name="Command_20_Line_20_Text">sudo apt-get install screen</text:p>
      <text:p text:style-name="P1"/>
      <text:p text:style-name="P1">Now that we have git installed (if it wasn't already) and Direwolf's dependencies, we can download and install Direwolf.</text:p>
      <text:p text:style-name="P1"/>
      <text:p text:style-name="P1">First make sure you're in the home directory:</text:p>
      <text:p text:style-name="P1"/>
      <text:p text:style-name="Command_20_Line_20_Text">cd ~</text:p>
      <text:p text:style-name="P1"/>
      <text:p text:style-name="P1">Then we will 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
      <text:p text:style-name="Command_20_Line_20_Text">cd direwolf</text:p>
      <text:p text:style-name="P1"/>
      <text:p text:style-name="P1">Then run the make command to build/compile the software and wait for it to <text:soft-page-break/>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reate a “starter” config file for Direwolf.</text:p>
      <text:p text:style-name="P1"/>
      <text:p text:style-name="Command_20_Line_20_Text">make install-conf</text:p>
      <text:p text:style-name="P1"/>
      <text:p text:style-name="P1">Move back to the home directory.</text:p>
      <text:p text:style-name="P1"/>
      <text:p text:style-name="Command_20_Line_20_Text">cd ~</text:p>
      <text:p text:style-name="P1"/>
      <text:p text:style-name="P1">Now let's check and see that the installer put the sample config file in the home directory.</text:p>
      <text:p text:style-name="P1"/>
      <text:p text:style-name="Command_20_Line_20_Text">ls direwolf.conf</text:p>
      <text:p text:style-name="P1"/>
      <text:p text:style-name="P1"/>
      <text:p text:style-name="P1"/>
      <text:p text:style-name="P1"/>
      <text:p text:style-name="P1"/>
      <text:p text:style-name="P1"/>
      <text:p text:style-name="P1">If the Pi returns...sudo</text:p>
      <text:p text:style-name="P1"/>
      <text:p text:style-name="P24">direwolf.conf</text:p>
      <text:p text:style-name="P1"/>
      <text:p text:style-name="P1">...then all went well. If not, you may want to cd back in to the direwolf directory and try re-running the make install-conf command.</text:p>
      <text:p text:style-name="P1"/>
      <text:p text:style-name="P1">Since we have our direwolf.conf file in the home directory, we will rename the other copy in the direwolf directory so that when direwolf is started it doesn't get confused about which to use.</text:p>
      <text:p text:style-name="P1"/>
      <text:p text:style-name="Command_20_Line_20_Text">cd direwolf</text:p>
      <text:p text:style-name="P1"/>
      <text:p text:style-name="Command_20_Line_20_Text">mv direwolf.conf direwolf.conf.bak</text:p>
      <text:p text:style-name="P1"/>
      <text:p text:style-name="P1">Also, since we're inside the direwolf directory, lets move the included auto-start script to the home folder. Remember the home folder is the name of your user account. Mine is km4mls, you should change this to your home folder name.</text:p>
      <text:p text:style-name="P1"><text:soft-page-break/></text:p>
      <text:p text:style-name="Command_20_Line_20_Text">mv dw-start.sh /home/<text:span text:style-name="T19">km4mls</text:span>/dw-start.sh</text:p>
      <text:p text:style-name="P1"/>
      <text:p text:style-name="Command_20_Line_20_Text">cd ~</text:p>
      <text:p text:style-name="P1"/>
      <text:p text:style-name="P1">While we're on the topic of auto-starting direwolf, let's go ahead and set that up.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 </text:p>
      <text:p text:style-name="P1"/>
      <text:p text:style-name="P1">If this is the first time you've ran crontab, it will ask you which text editor you prefer, select Nano (/bin/nano); it was selection number 2 in my case.</text:p>
      <text:p text:style-name="P1"/>
      <text:p text:style-name="P1">Once crontab is opened, scroll to the bottom and enter the following lines, each on a separate line with a blank line between them:</text:p>
      <text:p text:style-name="P1"/>
      <text:p text:style-name="Command_20_Line_20_Text">@reboot /home/km4mls/dw-start.sh &gt;dev/null 2&gt;&amp;1</text:p>
      <text:p text:style-name="Command_20_Line_20_Text"/>
      <text:p text:style-name="Command_20_Line_20_Text">* * * * * /home/km4mls/dw-start.sh &gt;dev/null 2&gt;&amp;1</text:p>
      <text:p text:style-name="P1"/>
      <text:p text:style-name="P1">To save and exit press [CTRL]+[X], and answer “y” followed by [RETURN].</text:p>
      <text:p text:style-name="P1"/>
      <text:p text:style-name="P1"/>
      <text:p text:style-name="P1"/>
      <text:p text:style-name="P1">Now lets change the auto-start script run-mode so it starts in CLI (command line interface) mode since we're not using the desktop environment:</text:p>
      <text:p text:style-name="P1"/>
      <text:p text:style-name="Command_20_Line_20_Text">cd ~</text:p>
      <text:p text:style-name="P1"/>
      <text:p text:style-name="Command_20_Line_20_Text">sudo nano dw-start.sh</text:p>
      <text:p text:style-name="P1"/>
      <text:p text:style-name="P1">Find the line that reads:</text:p>
      <text:p text:style-name="P1"/>
      <text:p text:style-name="P24">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text:soft-page-break/>[CTRL] + [X] </text:p>
      <text:p text:style-name="P1"/>
      <text:p text:style-name="P1">and answering,</text:p>
      <text:p text:style-name="P1"/>
      <text:p text:style-name="Command_20_Line_20_Text">y </text:p>
      <text:p text:style-name="P1"/>
      <text:p text:style-name="P1">followed by,</text:p>
      <text:p text:style-name="P1"/>
      <text:p text:style-name="Command_20_Line_20_Text">[RETURN]</text:p>
      <text:p text:style-name="P1"/>
      <text:p text:style-name="P1">Alright, Direwolf is now installed and will now start on boot-up. For now we'll wait on modifying the configuration for our station. </text:p>
      <text:p text:style-name="P1"/>
      <text:p text:style-name="P1"/>
      <text:p text:style-name="P7">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P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text:p>
      <text:p text:style-name="P1"/>
      <text:p text:style-name="Standard"><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6"/>
      <text:p text:style-name="P6"/>
      <text:p text:style-name="P8">Installing LINBPQ:</text:p>
      <text:p text:style-name="P6"/>
      <text:p text:style-name="P6">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text:soft-page-break/>executable. </text:p>
      <text:p text:style-name="P6"/>
      <text:p text:style-name="Command_20_Line_20_Text">cd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 </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 </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
      <text:p text:style-name="Command_20_Line_20_Text">unzip HTMLPages.zip -d HTML</text:p>
      <text:p text:style-name="P1"/>
      <text:p text:style-name="Command_20_Line_20_Text">rm HTMLPages.zip</text:p>
      <text:p text:style-name="P9"/>
      <text:p text:style-name="Command_20_Line_20_Text">cd ~</text:p>
      <text:p text:style-name="P1"/>
      <text:p text:style-name="P8">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text:soft-page-break/>diagram and description provided near the end of this document.</text:p>
      <text:p text:style-name="P6"/>
      <text:p text:style-name="P18">[TODO: ADD SECTION/APPENDIX REFERENCE (or pg.#) TO SCHEMATICS &amp; DESCRIPTION OF SC INTERFACE]</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4">**** List of CAPTURE Hardware Devices ****</text:p>
      <text:p text:style-name="P24">card 1: Headset [Logitech USB Headset], device 0: USB Audio [USB Audio]</text:p>
      <text:p text:style-name="P24"><text:s text:c="2"/>Subdevices: 0/1</text:p>
      <text:p text:style-name="P24"><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P1"/>
      <text:p text:style-name="Command_20_Line_20_Text">sudo nano direwolf.conf</text:p>
      <text:p text:style-name="P1"/>
      <text:p text:style-name="P1">This will open the direwolf.conf file in Nano, the default CLI (command line interface) text editor for Raspbian. Use the arrow keys on your keyboard to navigate the document. <text:s/></text:p>
      <text:p text:style-name="P1"/>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text:p>
      <text:p text:style-name="P1"/>
      <text:p text:style-name="P1">Nano's keyboard shortcut to “go to line”. <text:s/>It saves a lot of time if you know what line to go to. If any of the following settings mentioned are on a different line <text:soft-page-break/>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4">#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19">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1"/>
      <text:p text:style-name="P24">MYCALL NOCALL</text:p>
      <text:p text:style-name="P1"/>
      <text:p text:style-name="P1"><text:soft-page-break/>to </text:p>
      <text:p text:style-name="P1"/>
      <text:p text:style-name="Command_20_Line_20_Text">MYCALL <text:span text:style-name="T19">KM4MLS</text:span></text:p>
      <text:p text:style-name="P14"/>
      <text:p text:style-name="P14">This completes the modification of the direwolf.conf file for our purposes. <text:s/>Since we are not dealing with APRS, or the other features Direwolf has built-in, in our station, the rest of the direwolf.conf file can be left as-is. <text:s/>To save and exit enter:</text:p>
      <text:p text:style-name="P14"/>
      <text:p text:style-name="Command_20_Line_20_Text">[CTRL]+[X]</text:p>
      <text:p text:style-name="P14"/>
      <text:p text:style-name="P14">and answer,</text:p>
      <text:p text:style-name="P14"/>
      <text:p text:style-name="Command_20_Line_20_Text">y</text:p>
      <text:p text:style-name="P14"/>
      <text:p text:style-name="P14">followed by, </text:p>
      <text:p text:style-name="P14"/>
      <text:p text:style-name="Command_20_Line_20_Text">[RETURN]</text:p>
      <text:p text:style-name="P14"/>
      <text:p text:style-name="P14"/>
      <text:p text:style-name="P15">Configuring LINBPQ:</text:p>
      <text:p text:style-name="P16"/>
      <text:p text:style-name="P17">Ok, now that we have Direwolf configured, we need to configure LINBPQ and also set up a auto-run script for it, so that all we have to do once configured is turn on the Pi Packet Station and let it run.</text:p>
      <text:p text:style-name="P17"/>
      <text:p text:style-name="P17">We'll start by downloading a starter configuration file for BPQ which has most of the work done for us. Change directories to the linbpq directory.</text:p>
      <text:p text:style-name="P17"/>
      <text:p text:style-name="Command_20_Line_20_Text">cd linbpq</text:p>
      <text:p text:style-name="P17"/>
      <text:p text:style-name="Command_20_Line_20_Text">wget https://github.com/km4mls/KM4MLS-Raspberry-Pi-Packet-Node/raw/master/config/BPQ32.cfg</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08T16:41:17.96</dc:date>
    <meta:editing-duration>P1DT23H39M59S</meta:editing-duration>
    <meta:editing-cycles>34</meta:editing-cycles>
    <meta:generator>OpenOffice/4.1.1$Win32 OpenOffice.org_project/411m6$Build-9775</meta:generator>
    <dc:creator>Brian Edmonson</dc:creator>
    <meta:document-statistic meta:table-count="0" meta:image-count="0" meta:object-count="0" meta:page-count="18" meta:paragraph-count="280" meta:word-count="4209" meta:character-count="24875"/>
  </office:meta>
</office:document-meta>
</file>